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2e6" officeooo:paragraph-rsid="00090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n Brookens – Evan</text:p>
      <text:p text:style-name="P1">BA of Computer Science</text:p>
      <text:p text:style-name="P1">Graphics and hardware</text:p>
      <text:p text:style-name="P1">Only linear algebra assignments: building images with polygons</text:p>
      <text:p text:style-name="P1">Interests in computer graphics: games, visualizations, and CGI in movies.</text:p>
      <text:p text:style-name="P1">Similar to the roller coaster in first person example except you are on a bike and riding down a jump track.</text:p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3:20:21.166799523</meta:creation-date>
    <dc:date>2016-05-31T23:28:01.777179434</dc:date>
    <meta:editing-duration>PT7M41S</meta:editing-duration>
    <meta:editing-cycles>1</meta:editing-cycles>
    <meta:document-statistic meta:table-count="0" meta:image-count="0" meta:object-count="0" meta:page-count="1" meta:paragraph-count="8" meta:word-count="49" meta:character-count="308" meta:non-whitespace-character-count="262"/>
    <meta:generator>LibreOffice/5.1.2.2$Linux_X86_64 LibreOffice_project/10m0$Build-2</meta:generator>
  </office:meta>
</office:document-meta>
</file>